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0b1e" officeooo:paragraph-rsid="00060b1e"/>
    </style:style>
    <style:style style:name="P2" style:family="paragraph" style:parent-style-name="Standard">
      <style:text-properties officeooo:rsid="00060b1e" officeooo:paragraph-rsid="0007eeb0"/>
    </style:style>
    <style:style style:name="P3" style:family="paragraph" style:parent-style-name="Standard">
      <style:text-properties officeooo:rsid="00066a52" officeooo:paragraph-rsid="00066a52"/>
    </style:style>
    <style:style style:name="P4" style:family="paragraph" style:parent-style-name="Standard">
      <style:text-properties fo:font-weight="bold" officeooo:rsid="00060b1e" officeooo:paragraph-rsid="00060b1e" style:font-weight-asian="bold" style:font-weight-complex="bold"/>
    </style:style>
    <style:style style:name="P5" style:family="paragraph" style:parent-style-name="Standard">
      <style:text-properties fo:font-weight="bold" officeooo:rsid="00060b1e" officeooo:paragraph-rsid="0007eeb0" style:font-weight-asian="bold" style:font-weight-complex="bold"/>
    </style:style>
    <style:style style:name="P6" style:family="paragraph" style:parent-style-name="Standard">
      <style:text-properties fo:font-weight="bold" officeooo:rsid="00066a52" officeooo:paragraph-rsid="00066a52" style:font-weight-asian="bold" style:font-weight-complex="bold"/>
    </style:style>
    <style:style style:name="P7" style:family="paragraph" style:parent-style-name="Standard">
      <style:text-properties fo:font-weight="bold" officeooo:rsid="0007eeb0" officeooo:paragraph-rsid="0007eeb0" style:font-weight-asian="bold" style:font-weight-complex="bold"/>
    </style:style>
    <style:style style:name="P8" style:family="paragraph" style:parent-style-name="Standard">
      <style:text-properties fo:font-weight="bold" officeooo:rsid="0009c1cd" officeooo:paragraph-rsid="0009c1cd" style:font-weight-asian="bold" style:font-weight-complex="bold"/>
    </style:style>
    <style:style style:name="P9" style:family="paragraph" style:parent-style-name="Standard">
      <style:text-properties officeooo:rsid="0007eeb0" officeooo:paragraph-rsid="0007eeb0"/>
    </style:style>
    <style:style style:name="P10" style:family="paragraph" style:parent-style-name="Standard">
      <style:text-properties fo:font-weight="normal" officeooo:rsid="0007eeb0" officeooo:paragraph-rsid="0007eeb0" style:font-weight-asian="normal" style:font-weight-complex="normal"/>
    </style:style>
    <style:style style:name="T1" style:family="text">
      <style:text-properties officeooo:rsid="00066a52"/>
    </style:style>
    <style:style style:name="T2" style:family="text">
      <style:text-properties fo:font-weight="bold" style:font-weight-asian="bold" style:font-weight-complex="bold"/>
    </style:style>
    <style:style style:name="T3" style:family="text">
      <style:text-properties fo:font-weight="bold" officeooo:rsid="00066a52" style:font-weight-asian="bold" style:font-weight-complex="bold"/>
    </style:style>
    <style:style style:name="T4" style:family="text">
      <style:text-properties fo:font-weight="bold" officeooo:rsid="0007eeb0" style:font-weight-asian="bold" style:font-weight-complex="bold"/>
    </style:style>
    <style:style style:name="T5" style:family="text">
      <style:text-properties officeooo:rsid="0007eeb0"/>
    </style:style>
    <style:style style:name="T6" style:family="text">
      <style:text-properties officeooo:rsid="0009c1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span text:style-name="T1">welcome</text:span></text:p>
      <text:p text:style-name="P1">welcome, introduce myself/</text:p>
      <text:p text:style-name="P1">Point to online presentation </text:p>
      <text:p text:style-name="P1"/>
      <text:p text:style-name="P4">2. <text:span text:style-name="T1">Motivation</text:span></text:p>
      <text:p text:style-name="P1">To start with, lets talk about the motivation behind this research.</text:p>
      <text:p text:style-name="P1">LOD Datasets are becoming larger and larger. Some experiments we performed, using query logs from the USEWOD workshop and the MetaLex SPARQL endpoint, show that we only use a small portion!</text:p>
      <text:p text:style-name="P1">Can't we extract that part of a dataset we are interested in?</text:p>
      <text:p text:style-name="P1"/>
      <text:p text:style-name="P4">3. <text:span text:style-name="T1">Relevance Based Sampling</text:span></text:p>
      <text:p text:style-name="P1">This brings us to the core of my talk: finding the smallest possible graph, with the maximum query coverage. Or, in other words: relevance-based sampling</text:p>
      <text:p text:style-name="P1">We predict relevance of triples using network analysis, and implemented all in a scalable RDF sampling pipeline, using tools such as Apache Hadoop for distributed computing.</text:p>
      <text:p text:style-name="P1">Finally, we present our novel scalable evaluation method for determining the relevance of the created samples.</text:p>
      <text:p text:style-name="P1"/>
      <text:p text:style-name="P4"><text:span text:style-name="T1">4</text:span>. <text:span text:style-name="T1">Sampling approaches</text:span></text:p>
      <text:p text:style-name="P1">One way: use these queries to find what we are interested in. BUT: there are only a few public query sets, making this approach extremely limited.</text:p>
      <text:p text:style-name="P1">what we do have is lots of data. How about using this data itself to predict the relevance of triples?</text:p>
      <text:p text:style-name="P1">Network analysis algorithms have proven to be work for such scenarios. It's similar to what pagerank does for google: get the most interesting results at the top of the page/</text:p>
      <text:p text:style-name="P1">What happens if we apply this principle to RDF: apply the network metrics, rank the triples, and select the k top triples.</text:p>
      <text:p text:style-name="P1"/>
      <text:p text:style-name="P6">5. Our Approach</text:p>
      <text:p text:style-name="P3">use topology of graph to find relevant triples</text:p>
      <text:p text:style-name="P3">evaluate against the queries that we do know</text:p>
      <text:p text:style-name="P3">is network structure a good predictor for query answerability?</text:p>
      <text:p text:style-name="P1"/>
      <text:p text:style-name="P1"><text:span text:style-name="T3">6. Network Analyses</text:span> </text:p>
      <text:p text:style-name="P3">Network analysis is used nowadays in several fields, for instance to explain real world phenomenons. Think about e.g. citation graphs and scientometrics, where you are interested in those persons that connect several areas of research together.</text:p>
      <text:p text:style-name="P3">This is closely related to finding a central part of the graph, something for which betweenness centrality works extremtly well. This approach calculates all the shortest paths between nodes, and counts for each nodes in how many shortest paths it is in. </text:p>
      <text:p text:style-name="P3">Expensive to calculate, difficult to parallellize, but very interesting.</text:p>
      <text:p text:style-name="P3"/>
      <text:p text:style-name="P9">Pagerank takes a different approach, with a stronger focus on scalabiltiy. This algorithms was used to order web pages for google search results. A node is a web document, a link is based on the anchor tags between documents. The pagerank of a node is influence by how many documents point to it, but also what the authority of that specific node is. </text:p>
      <text:p text:style-name="P9"/>
      <text:p text:style-name="P9">We apply simple but scalable network analysis algorithms: indegree outdegree and pagerank.</text:p>
      <text:p text:style-name="P1"/>
      <text:p text:style-name="P1">the more advanced analysis methods cannot be applied to the size of graphs we are dealing with </text:p>
      <text:p text:style-name="P1">Outdegree: the outdegree of a node is the num incoming links</text:p>
      <text:p text:style-name="P1">Indegree: same, outgoing links</text:p>
      <text:p text:style-name="P1"><text:soft-page-break/>PageRank: </text:p>
      <text:p text:style-name="P1"/>
      <text:p text:style-name="P1"/>
      <text:p text:style-name="P7">7. Ranked List of Triples</text:p>
      <text:p text:style-name="P1">BUT: these network analysis algorithms are not meant for graphs with labeled edges, and are not directly applicable to RDF data. How can we represent RDF in such a way that we can apply such network analysis algorithms, without losing too much information during this rewrite process.</text:p>
      <text:p text:style-name="P1">Of course, we cannot arbitrarily rewrite, since rewriting affects the very network structure that we're interested in. That's why we have tested five ways to make the RDF graph suitable for network analysis.</text:p>
      <text:p text:style-name="P1"/>
      <text:p text:style-name="P1">For each combination of network analysis algorithm, rewrite method, and dataset, we get a ranked list of nodes.</text:p>
      <text:p text:style-name="P1">However, we are interested in a ranked list of triples. Only the path rewrite method directly presents us a weighted triple. For the other rewrite methods, we have to aggregate the weights assigned to RDF resources to a weight assigned to triples.</text:p>
      <text:p text:style-name="P1">We do so by selecting the maximum weight of each resource in a triple, and use that as triple weight.</text:p>
      <text:p text:style-name="P1"/>
      <text:p text:style-name="P1">With these triple weights, we can easily create a sample by selecting the top k % of the ranked list.</text:p>
      <text:p text:style-name="P1"/>
      <text:p text:style-name="P1"/>
      <text:p text:style-name="P7">8. Evaluation</text:p>
      <text:p text:style-name="P1">As mentioned before, we are looking for most relevant triple for a given sample size, where relevance corresponds with maximum query coverage. </text:p>
      <text:p text:style-name="P1">We do so by calculating the recall of each query: retrieve the results from the complete graph, and retrieve the results from the smaller sample, and compare the results.</text:p>
      <text:p text:style-name="P1">The quality of a graph, is the average recall for all queries over that dataset.</text:p>
      <text:p text:style-name="P1"/>
      <text:p text:style-name="P1">We use two baselines to compare our sampling methods to. As there are no other RDF sampling methods around, we selected two naive approaches:</text:p>
      <text:p text:style-name="P1">- randomly select triples from the RDF graph</text:p>
      <text:p text:style-name="P1">- resource frequency based: calculate how often each resource occurs in a graph. The triples with the highest occurrence of resources, are ranked higher.</text:p>
      <text:p text:style-name="P1"/>
      <text:p text:style-name="P1"/>
      <text:p text:style-name="P7">9 Naive does not scale</text:p>
      <text:p text:style-name="P9">15 sampling methods</text:p>
      <text:p text:style-name="P9">11 baseline methods</text:p>
      <text:p text:style-name="P1"/>
      <text:p text:style-name="P1"/>
      <text:p text:style-name="P5"><text:span text:style-name="T5">10</text:span>. <text:span text:style-name="T5">Scalable Approach</text:span></text:p>
      <text:p text:style-name="P2">All we need to know is which triples are -used- by a query, and we can analyze whether these triples -would have been included- in a sample, solely by looking at the weights of the triple, assigned by our ranking algorithm. This approach would only require loading the -original- dataset (once) in a triple-store. The rest of this analysis can be applied in a distributed manner, in hadoop.</text:p>
      <text:p text:style-name="P1"/>
      <text:p text:style-name="P2"><text:span text:style-name="T4">11 Example</text:span> </text:p>
      <text:p text:style-name="P2">To illustrate this approach, I'll show one example.</text:p>
      <text:p text:style-name="P1">Explain query and dataset, and what result set this query would deliver</text:p>
      <text:p text:style-name="P1"/>
      <text:p text:style-name="P5">1<text:span text:style-name="T5">2</text:span>. <text:span text:style-name="T5">Query results → Triples</text:span></text:p>
      <text:p text:style-name="P2"><text:soft-page-break/><text:span text:style-name="T5">First, we fetch -all- the variables from the query (not just the projected ones). </text:span>We can determine which triples are used by this query, by taking the query result set, and replacing the variables in the query with the returned values.</text:p>
      <text:p text:style-name="P1">We take this approach over for instance a sparql-construct, as such a SPARQL construct does not have the granularity this result set offers. Instead, we would get one big list of triples, with no way of knowing which triple corresponds to which row in our results.</text:p>
      <text:p text:style-name="P1"/>
      <text:p text:style-name="P5"><text:span text:style-name="T5">13. Triples → Recall</text:span></text:p>
      <text:p text:style-name="P2">Now, we know the triples used by this query, and from our sampling method we know the weights for each triple. </text:p>
      <text:p text:style-name="P1">Using this information we can analyze which answers would have been returned on a sample size of e.g. 60%.</text:p>
      <text:p text:style-name="P1"/>
      <text:p text:style-name="P5">1<text:span text:style-name="T5">4</text:span>. <text:span text:style-name="T5">Evaluation</text:span></text:p>
      <text:p text:style-name="P2">This approach works well for our use case. We are able to evaluate our datasets in a scalable manner, and calculate recall for thousands of queries on many samples.</text:p>
      <text:p text:style-name="P1">We get a better specificity w.r.t. classical recall as well: next to knowing the returned answers for a query, we have better insight into e.g. which triple is dominant in the complete queryset (as one triple might be 'used' by -all- rows in the result set, where other triples are only used once in the complete result set)</text:p>
      <text:p text:style-name="P1">There are special cases though, such as aggregated, the DISTINCT keyword, or for instance UNION clauses</text:p>
      <text:p text:style-name="P1"/>
      <text:p text:style-name="P1">12.b (optional slide. press 'down' to show'. Use in case I have time or get questions)</text:p>
      <text:p text:style-name="P1"/>
      <text:p text:style-name="P7">15. Datasets</text:p>
      <text:p text:style-name="P10">the datasets we apply the stuff on</text:p>
      <text:p text:style-name="P10"/>
      <text:p text:style-name="P5"><text:span text:style-name="T5">16. Results</text:span></text:p>
      <text:p text:style-name="P2">This figure shows the best sampling method for each of the used datasets.</text:p>
      <text:p text:style-name="P1">These results are interesting! <text:s/>What we see is the best performing sampling method per dataset, with the sample size on the x axis, and the recall on the y axis. </text:p>
      <text:p text:style-name="P2"><text:span text:style-name="T5">O</text:span>pen<text:span text:style-name="T5">B</text:span>iomed performs very well: 'without literals' <text:s/><text:span text:style-name="T5">+ </text:span>'outdegree' . </text:p>
      <text:p text:style-name="P2">DBPedia: pagerank and path .</text:p>
      <text:p text:style-name="P1">However, if you read the small print you might notice differences in <text:s/>the best performing sampling method; these differ.. One sampling method might work very well for one dataset, but bad for another. I.e., there is a strong influence on the dataset, and/or the set of queries used in the evaluation of that dataset, with the performance. </text:p>
      <text:p text:style-name="P1">Regardless, these results show that by only looking at structural properties of a graph, we are able to select these triples that users are interested in.</text:p>
      <text:p text:style-name="P1"/>
      <text:p text:style-name="P7">17. Observations</text:p>
      <text:p text:style-name="P1">We saw some explosive increases in sample quality at several sample sizes. The reason behind this is that often, a few triples are used by many queries. Whenever that triple is included in the sample, the quality increases drastically.</text:p>
      <text:p text:style-name="P1"/>
      <text:p text:style-name="P1">We have some intuition on the influence of several structural graph properties, the types of queries, and how well a certain sampling method performs. One example is DBpedia, where Path and PageRank performs well. However, Path and outdegree performs very bad. This is because of literals acting as sink. A literal in an object position cannot link to other triples, making the triple a dead-end, and receiving little weight. </text:p>
      <text:p text:style-name="P1">This, combined with 2/3 of the queries requiring at least one triple with a literal, makes the sample <text:soft-page-break/>qualities of this sampling method one of the worst. </text:p>
      <text:p text:style-name="P1">This shows, that there is a strong correlation between the queries used in our evaluation, the structure of the dataset, and the applied sampling method.</text:p>
      <text:p text:style-name="P1"/>
      <text:p text:style-name="P1">Ideally, we would use these features of the queries and dataset, and learn which sampling methods is most suitable. However, we cannot do that at this point: we need more query sets!!</text:p>
      <text:p text:style-name="P1"/>
      <text:p text:style-name="P1"><text:s text:c="16"/></text:p>
      <text:p text:style-name="P8">18. Conclusion</text:p>
      <text:p text:style-name="P1">Scalable pipeline: combinations of rewrite methods network analysis</text:p>
      <text:p text:style-name="P1">Able to eval 15.600 combis of datasets, <text:span text:style-name="T6">1.4 trillion</text:span></text:p>
      <text:p text:style-name="P1"/>
      <text:p text:style-name="P1">RDF graph topology, query type, structure, sample size, each can influence the sample quality</text:p>
      <text:p text:style-name="P1">No definitive answer to which combination is the best fit: number of query sets too limited to learn significan correlations</text:p>
      <text:p text:style-name="P1"/>
      <text:p text:style-name="P1">Topology of graphs CAN be used to determine good samples that in many cases <text:span text:style-name="T6">significantly</text:span> outperform our baselines. </text:p>
      <text:p text:style-name="P1">Indeed this shows that we can <text:span text:style-name="T6">mimic</text:span> SEMANTIC <text:span text:style-name="T6">relevance</text:span> through STRUCTURAL properties, without an a-priori notion of <text:span text:style-name="T6">relevan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7T17:53:51.761296082</meta:creation-date>
    <dc:date>2014-10-17T19:11:31.511366819</dc:date>
    <meta:editing-duration>PT1M59S</meta:editing-duration>
    <meta:editing-cycles>1</meta:editing-cycles>
    <meta:document-statistic meta:table-count="0" meta:image-count="0" meta:object-count="0" meta:page-count="4" meta:paragraph-count="86" meta:word-count="1567" meta:character-count="9350" meta:non-whitespace-character-count="7834"/>
    <meta:generator>LibreOffice/4.2.6.3$Linux_X86_64 LibreOffice_project/420m0$Build-3</meta:generator>
  </office:meta>
</office:document-meta>
</file>